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3.5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5" draw:layer="layout" svg:width="5cm" svg:height="6cm" svg:x="13.5cm" svg:y="7.5cm">
          <text:p text:style-name="P4"><text:span text:style-name="T1">Authenticat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5cm" svg:height="1.195cm" svg:x="14.5cm" svg:y="8.305cm">
          <draw:text-box>
            <text:p text:style-name="P2"><text:span text:style-name="T1">accept()</text:span></text:p>
          </draw:text-box>
        </draw:frame>
        <draw:frame draw:style-name="gr2" draw:text-style-name="P3" draw:layer="layout" svg:width="4.05cm" svg:height="1.195cm" svg:x="13.95cm" svg:y="11.805cm">
          <draw:text-box>
            <text:p text:style-name="P2"><text:span text:style-name="T1">Create UI</text:span></text:p>
          </draw:text-box>
        </draw:frame>
        <draw:custom-shape draw:style-name="gr7" draw:text-style-name="P1" draw:layer="layout" svg:width="5cm" svg:height="6cm" svg:x="14.5cm" svg:y="20cm">
          <text:p text:style-name="P2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5cm" svg:y1="10.5cm" svg:x2="5cm" svg:y2="19cm">
          <text:p text:style-name="P2"/>
        </draw:line>
        <draw:custom-shape draw:style-name="gr9" draw:text-style-name="P1" draw:layer="layout" svg:width="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73cm" svg:height="1.195cm" svg:x="9.427cm" svg:y="14.805cm">
          <draw:text-box>
            <text:p text:style-name="P2"><text:span text:style-name="T1">SSL</text:span></text:p>
          </draw:text-box>
        </draw:frame>
        <draw:frame draw:style-name="gr2" draw:text-style-name="P3" draw:layer="layout" svg:width="6.628cm" svg:height="1.195cm" svg:x="13.5cm" svg:y="17cm">
          <draw:text-box>
            <text:p text:style-name="P2"><text:span text:style-name="T1">pthread_create()</text:span></text:p>
          </draw:text-box>
        </draw:frame>
        <draw:frame draw:style-name="gr2" draw:text-style-name="P3" draw:layer="layout" svg:width="5.345cm" svg:height="1.195cm" svg:x="2cm" svg:y="17cm">
          <draw:text-box>
            <text:p text:style-name="P2"><text:span text:style-name="T1">LDAP Server</text:span></text:p>
          </draw:text-box>
        </draw:frame>
        <draw:custom-shape draw:style-name="gr9" draw:text-style-name="P1" draw:layer="layout" svg:width="3cm" svg:height="3.5cm" svg:x="3.5cm" svg:y="24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5cm" svg:y1="22cm" svg:x2="5cm" svg:y2="24cm">
          <text:p text:style-name="P2"/>
        </draw:line>
        <draw:frame draw:style-name="gr2" draw:text-style-name="P6" draw:layer="layout" svg:width="18.024cm" svg:height="1.627cm" svg:x="1.5cm" svg:y="1.373cm">
          <draw:text-box>
            <text:p text:style-name="P2"><text:span text:style-name="T2">Buffer and/or Integer Overflows etc.</text:span></text:p>
          </draw:text-box>
        </draw:frame>
        <draw:line draw:style-name="gr10" draw:text-style-name="P1" draw:layer="layout" svg:x1="8cm" svg:y1="3cm" svg:x2="13.5cm" svg:y2="10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1T16:37:13</dc:date>
    <dc:language>de-DE</dc:language>
    <meta:editing-cycles>18</meta:editing-cycles>
    <meta:editing-duration>PT1H28M13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